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heads_20_1" draw:fill="solid" draw:fill-color="#ffffff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81cm"/>
    </style:style>
    <style:style style:name="gr5" style:family="graphic" style:parent-style-name="standard">
      <style:graphic-properties draw:stroke="none" svg:stroke-color="#000000" draw:fill="none" draw:fill-color="#ffffff" fo:min-height="1.094cm"/>
    </style:style>
    <style:style style:name="gr6" style:family="graphic" style:parent-style-name="standard">
      <style:graphic-properties draw:stroke="none" svg:stroke-color="#000000" draw:fill="none" draw:fill-color="#ffffff" fo:min-height="1.348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6.2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fo:font-size="48pt" style:font-size-asian="48pt" style:font-size-complex="48pt"/>
    </style:style>
    <style:style style:name="P3" style:family="paragraph">
      <style:paragraph-properties fo:text-align="center"/>
      <style:text-properties fo:font-family="'Times New Roman'" style:font-family-generic="roman" fo:font-size="28pt" style:font-size-asian="28pt" style:font-size-complex="28p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font-family="'Times New Roman'" style:font-family-generic="roman" fo:font-size="32pt" style:font-size-asian="32pt" style:font-size-complex="32pt"/>
    </style:style>
    <style:style style:name="T1" style:family="text">
      <style:text-properties fo:font-family="'Times New Roman'" style:font-family-generic="roman"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family="'Times New Roman'" style:font-family-generic="roman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2cm" svg:height="4cm" svg:x="7.223cm" svg:y="6.525cm">
          <text:p text:style-name="P1"><text:span text:style-name="T1">Початок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2" draw:id="id2" draw:layer="layout" svg:width="12cm" svg:height="8cm" svg:x="7.223cm" svg:y="12.049cm">
          <text:p text:style-name="P1"><text:span text:style-name="T1">Виділити пам'ять для вхідного та інтегральних зображень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xml:id="id4" draw:id="id4" draw:layer="layout" svg:width="12cm" svg:height="8cm" svg:x="7.223cm" svg:y="31.353cm">
          <text:p text:style-name="P1"><text:span text:style-name="T1">Розмір</text:span></text:p>
          <text:p text:style-name="P1"><text:span text:style-name="T1">вікна більший,</text:span></text:p>
          <text:p text:style-name="P1"><text:span text:style-name="T1">ніж розмір</text:span></text:p>
          <text:p text:style-name="P1"><text:span text:style-name="T1">зображення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3" draw:id="id3" draw:layer="layout" svg:width="12cm" svg:height="8cm" svg:x="7.223cm" svg:y="21.194cm">
          <text:p text:style-name="P1"><text:span text:style-name="T1">Обрахувати інтегральні зображенн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xml:id="id5" draw:id="id5" draw:layer="layout" svg:width="12cm" svg:height="8cm" svg:x="7.223cm" svg:y="42.783cm">
          <text:p text:style-name="P1"><text:span text:style-name="T1">Чи є необроблені</text:span></text:p>
          <text:p text:style-name="P1"><text:span text:style-name="T1">позиції вікна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3" xml:id="id8" draw:id="id8" draw:layer="layout" svg:width="12cm" svg:height="8cm" svg:x="32.815cm" svg:y="10.526cm">
          <text:p text:style-name="P1"><text:span text:style-name="T1">Чи залишились </text:span></text:p>
          <text:p text:style-name="P1"><text:span text:style-name="T1">необроблені</text:span></text:p>
          <text:p text:style-name="P1"><text:span text:style-name="T1">етапи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9" draw:id="id9" draw:layer="layout" svg:width="12cm" svg:height="8cm" svg:x="32.815cm" svg:y="21.32cm">
          <text:p text:style-name="P1"><text:span text:style-name="T1">Провести етап класифікації для даного вікна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xml:id="id10" draw:id="id10" draw:layer="layout" svg:width="12cm" svg:height="8cm" svg:x="32.815cm" svg:y="33.385cm">
          <text:p text:style-name="P1"><text:span text:style-name="T1">Вікно позитивне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13" draw:id="id13" draw:layer="layout" svg:width="12cm" svg:height="8cm" svg:x="32.815cm" svg:y="45.323cm">
          <text:p text:style-name="P1"><text:span text:style-name="T1">Додати вікно до множини позитивних вікон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3.223cm" svg:y1="10.525cm" svg:x2="13.223cm" svg:y2="12.049cm" draw:start-shape="id1" draw:start-glue-point="6" draw:end-shape="id2" draw:end-glue-point="4" svg:d="m13223 10525v1524" svg:viewBox="0 0 1 1525">
          <text:p/>
        </draw:connector>
        <draw:connector draw:style-name="gr3" draw:text-style-name="P1" draw:layer="layout" svg:x1="13.223cm" svg:y1="20.049cm" svg:x2="13.223cm" svg:y2="21.194cm" draw:start-shape="id2" draw:start-glue-point="6" draw:end-shape="id3" svg:d="m13223 20049v1145" svg:viewBox="0 0 1 1146">
          <text:p/>
        </draw:connector>
        <draw:connector draw:style-name="gr3" draw:text-style-name="P1" xml:id="id15" draw:id="id15" draw:layer="layout" svg:x1="13.223cm" svg:y1="29.194cm" svg:x2="13.223cm" svg:y2="31.353cm" draw:start-shape="id3" draw:start-glue-point="6" draw:end-shape="id4" draw:end-glue-point="4" svg:d="m13223 29194v2159" svg:viewBox="0 0 1 2160">
          <text:p/>
        </draw:connector>
        <draw:connector draw:style-name="gr3" draw:text-style-name="P1" draw:layer="layout" svg:x1="13.223cm" svg:y1="50.783cm" svg:x2="13.224cm" svg:y2="52.308cm" draw:start-shape="id5" draw:start-glue-point="6" draw:end-shape="id6" draw:end-glue-point="4" svg:d="m13223 50783v763h1v762" svg:viewBox="0 0 2 1526">
          <text:p/>
        </draw:connector>
        <draw:custom-shape draw:style-name="gr1" draw:text-style-name="P4" xml:id="id6" draw:id="id6" draw:layer="layout" svg:width="4cm" svg:height="4cm" svg:x="11.224cm" svg:y="52.308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4" xml:id="id7" draw:id="id7" draw:layer="layout" svg:width="4cm" svg:height="4cm" svg:x="36.814cm" svg:y="5.191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xml:id="id11" draw:id="id11" draw:layer="layout" svg:x1="38.814cm" svg:y1="9.191cm" svg:x2="38.815cm" svg:y2="10.526cm" draw:start-shape="id7" draw:start-glue-point="8" draw:end-shape="id8" svg:d="m38814 9191v668h1v667" svg:viewBox="0 0 2 1336">
          <text:p/>
        </draw:connector>
        <draw:connector draw:style-name="gr3" draw:text-style-name="P1" draw:layer="layout" svg:x1="38.815cm" svg:y1="18.526cm" svg:x2="38.815cm" svg:y2="21.32cm" draw:start-shape="id8" draw:start-glue-point="6" draw:end-shape="id9" svg:d="m38815 18526v2794" svg:viewBox="0 0 1 2795">
          <text:p/>
        </draw:connector>
        <draw:connector draw:style-name="gr3" draw:text-style-name="P1" draw:layer="layout" svg:x1="38.815cm" svg:y1="29.32cm" svg:x2="38.815cm" svg:y2="33.385cm" draw:start-shape="id9" draw:start-glue-point="6" draw:end-shape="id10" draw:end-glue-point="4" svg:d="m38815 29320v4065" svg:viewBox="0 0 1 4066">
          <text:p/>
        </draw:connector>
        <draw:connector draw:style-name="gr3" draw:text-style-name="P1" draw:layer="layout" draw:line-skew="-3.12cm" svg:x1="32.815cm" svg:y1="37.385cm" svg:x2="38.814cm" svg:y2="9.859cm" draw:start-shape="id10" draw:start-glue-point="5" draw:end-shape="id11" draw:end-glue-point="0" svg:d="m32815 37385h-3621v-27526h9620" svg:viewBox="0 0 9621 27527">
          <text:p/>
        </draw:connector>
        <draw:custom-shape draw:style-name="gr1" draw:text-style-name="P4" xml:id="id12" draw:id="id12" draw:layer="layout" svg:width="4cm" svg:height="4cm" svg:x="46.847cm" svg:y="4.937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4" xml:id="id19" draw:id="id19" draw:layer="layout" svg:width="4cm" svg:height="4cm" svg:x="19.352cm" svg:y="52.372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xml:id="id17" draw:id="id17" draw:layer="layout" svg:x1="44.815cm" svg:y1="37.385cm" svg:x2="48.847cm" svg:y2="8.937cm" draw:start-shape="id10" draw:start-glue-point="7" draw:end-shape="id12" draw:end-glue-point="8" svg:d="m44815 37385h4032v-28448" svg:viewBox="0 0 4033 28449">
          <text:p/>
        </draw:connector>
        <draw:connector draw:style-name="gr3" draw:text-style-name="P1" draw:layer="layout" draw:line-skew="-4.579cm 10.985cm" svg:x1="32.815cm" svg:y1="14.526cm" svg:x2="38.815cm" svg:y2="45.323cm" draw:start-shape="id8" draw:start-glue-point="5" draw:end-shape="id13" draw:end-glue-point="4" svg:d="m32815 14526h-5080v28384h11080v2413" svg:viewBox="0 0 11081 30798">
          <text:p/>
        </draw:connector>
        <draw:connector draw:style-name="gr3" draw:text-style-name="P1" draw:layer="layout" draw:line-skew="3.054cm -3.628cm" svg:x1="13.542cm" svg:y1="67.547cm" svg:x2="13.223cm" svg:y2="30.273cm" draw:start-shape="id14" draw:start-glue-point="6" draw:end-shape="id15" draw:end-glue-point="0" svg:d="m13542 67547v3556h-10129v-40830h9810" svg:viewBox="0 0 10130 40831">
          <text:p/>
        </draw:connector>
        <draw:custom-shape draw:style-name="gr1" draw:text-style-name="P2" xml:id="id16" draw:id="id16" draw:layer="layout" svg:width="12cm" svg:height="4cm" svg:x="8.62cm" svg:y="74.597cm">
          <text:p text:style-name="P1"><text:span text:style-name="T1">Кінець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draw:line-skew="5.278cm 13.747cm" svg:x1="19.223cm" svg:y1="35.353cm" svg:x2="14.62cm" svg:y2="74.597cm" draw:start-shape="id4" draw:start-glue-point="7" draw:end-shape="id16" draw:end-glue-point="4" svg:d="m19223 35353h5780v35370h-10383v3874" svg:viewBox="0 0 10384 39245">
          <text:p/>
        </draw:connector>
        <draw:connector draw:style-name="gr3" draw:text-style-name="P1" draw:layer="layout" draw:line-skew="2.674cm" svg:x1="38.815cm" svg:y1="53.323cm" svg:x2="48.847cm" svg:y2="37.385cm" draw:start-shape="id13" draw:start-glue-point="6" draw:end-shape="id17" draw:end-glue-point="0" svg:d="m38815 53323v3176h10032v-19114" svg:viewBox="0 0 10033 19115">
          <text:p/>
        </draw:connector>
        <draw:connector draw:style-name="gr3" draw:text-style-name="P1" xml:id="id18" draw:id="id18" draw:layer="layout" svg:x1="13.223cm" svg:y1="39.353cm" svg:x2="13.223cm" svg:y2="42.783cm" draw:start-shape="id4" draw:start-glue-point="6" draw:end-shape="id5" draw:end-glue-point="4" svg:d="m13223 39353v3430" svg:viewBox="0 0 1 3431">
          <text:p/>
        </draw:connector>
        <draw:custom-shape draw:style-name="gr2" draw:text-style-name="P3" xml:id="id14" draw:id="id14" draw:layer="layout" svg:width="12cm" svg:height="8cm" svg:x="7.542cm" svg:y="59.547cm">
          <text:p text:style-name="P1"><text:span text:style-name="T1">Оновити розмір та крок сканувального вікна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-1.658cm 2.349cm" svg:x1="7.223cm" svg:y1="46.783cm" svg:x2="13.542cm" svg:y2="59.547cm" draw:start-shape="id5" draw:start-glue-point="5" draw:end-shape="id14" draw:end-glue-point="4" svg:d="m7223 46783h-2159v10732h8478v2032" svg:viewBox="0 0 8479 12765">
          <text:p/>
        </draw:connector>
        <draw:frame draw:style-name="gr4" draw:text-style-name="P5" draw:layer="layout" svg:width="2.286cm" svg:height="1.344cm" svg:x="30.718cm" svg:y="35.978cm">
          <draw:text-box>
            <text:p><text:span text:style-name="T1">Так</text:span></text:p>
          </draw:text-box>
        </draw:frame>
        <draw:frame draw:style-name="gr5" draw:text-style-name="P5" draw:layer="layout" svg:width="2.286cm" svg:height="1.344cm" svg:x="38.846cm" svg:y="18.78cm">
          <draw:text-box>
            <text:p><text:span text:style-name="T1">Так</text:span></text:p>
          </draw:text-box>
        </draw:frame>
        <draw:frame draw:style-name="gr4" draw:text-style-name="P5" draw:layer="layout" svg:width="2.286cm" svg:height="1.344cm" svg:x="13.319cm" svg:y="50.837cm">
          <draw:text-box>
            <text:p><text:span text:style-name="T1">Так</text:span></text:p>
          </draw:text-box>
        </draw:frame>
        <draw:frame draw:style-name="gr6" draw:text-style-name="P5" draw:layer="layout" svg:width="2.032cm" svg:height="1.598cm" svg:x="31.353cm" svg:y="13.065cm">
          <draw:text-box>
            <text:p><text:span text:style-name="T1">Ні</text:span></text:p>
          </draw:text-box>
        </draw:frame>
        <draw:frame draw:style-name="gr6" draw:text-style-name="P5" draw:layer="layout" svg:width="2.032cm" svg:height="1.598cm" svg:x="5.699cm" svg:y="45.376cm">
          <draw:text-box>
            <text:p><text:span text:style-name="T1">Ні</text:span></text:p>
          </draw:text-box>
        </draw:frame>
        <draw:frame draw:style-name="gr5" draw:text-style-name="P5" draw:layer="layout" svg:width="2.032cm" svg:height="1.344cm" svg:x="13.192cm" svg:y="39.153cm">
          <draw:text-box>
            <text:p><text:span text:style-name="T1">Ні</text:span></text:p>
          </draw:text-box>
        </draw:frame>
        <draw:frame draw:style-name="gr6" draw:text-style-name="P5" draw:layer="layout" svg:width="2.032cm" svg:height="1.598cm" svg:x="44.815cm" svg:y="36.052cm">
          <draw:text-box>
            <text:p><text:span text:style-name="T1">Ні</text:span></text:p>
          </draw:text-box>
        </draw:frame>
        <draw:frame draw:style-name="gr4" draw:text-style-name="P5" draw:layer="layout" svg:width="2.286cm" svg:height="1.344cm" svg:x="19.415cm" svg:y="33.946cm">
          <draw:text-box>
            <text:p><text:span text:style-name="T1">Так</text:span></text:p>
          </draw:text-box>
        </draw:frame>
        <draw:connector draw:style-name="gr7" draw:text-style-name="P1" draw:layer="layout" draw:type="line" svg:x1="13.223cm" svg:y1="30.273cm" svg:x2="12.465cm" svg:y2="29.516cm" draw:start-shape="id15" draw:start-glue-point="0" svg:d="m13223 30273-758-757" svg:viewBox="0 0 759 758">
          <text:p/>
        </draw:connector>
        <draw:connector draw:style-name="gr7" draw:text-style-name="P1" draw:layer="layout" draw:type="line" svg:x1="13.223cm" svg:y1="30.273cm" svg:x2="12.406cm" svg:y2="30.985cm" draw:start-shape="id15" draw:start-glue-point="0" svg:d="m13223 30273-817 712" svg:viewBox="0 0 818 713">
          <text:p/>
        </draw:connector>
        <draw:connector draw:style-name="gr7" draw:text-style-name="P1" draw:layer="layout" draw:type="line" svg:x1="13.223cm" svg:y1="41.068cm" svg:x2="14.288cm" svg:y2="40.334cm" draw:start-shape="id18" draw:start-glue-point="0" svg:d="m13223 41068 1065-734" svg:viewBox="0 0 1066 735">
          <text:p/>
        </draw:connector>
        <draw:connector draw:style-name="gr7" draw:text-style-name="P1" draw:layer="layout" draw:type="line" svg:x1="13.223cm" svg:y1="41.068cm" svg:x2="14.229cm" svg:y2="41.922cm" draw:start-shape="id18" draw:start-glue-point="0" svg:d="m13223 41068 1006 854" svg:viewBox="0 0 1007 855">
          <text:p/>
        </draw:connector>
        <draw:connector draw:style-name="gr7" draw:text-style-name="P1" xml:id="id20" draw:id="id20" draw:layer="layout" draw:type="lines" svg:x1="21.352cm" svg:y1="52.372cm" svg:x2="21.402cm" svg:y2="41.04cm" draw:start-shape="id19" draw:start-glue-point="4" svg:d="m21352 52372v-501l50-10831v0" svg:viewBox="0 0 51 11333">
          <text:p/>
        </draw:connector>
        <draw:connector draw:style-name="gr7" draw:text-style-name="P1" draw:layer="layout" draw:type="lines" draw:line-skew="-4.012cm 1.881cm" svg:x1="21.402cm" svg:y1="41.04cm" svg:x2="13.223cm" svg:y2="41.068cm" draw:start-shape="id20" draw:start-glue-point="3" draw:end-shape="id18" draw:end-glue-point="0" svg:d="m21402 41040h-3511l-2286 28h-2382" svg:viewBox="0 0 8180 29">
          <text:p/>
        </draw:connector>
        <draw:frame draw:style-name="gr8" draw:text-style-name="P5" draw:layer="layout" svg:width="23.114cm" svg:height="6.473cm" svg:x="34.655cm" svg:y="75.295cm">
          <draw:text-box>
            <text:p><text:span text:style-name="T3">ПЗКС.045490-06-99</text:span></text:p>
            <text:p><text:span text:style-name="T3">Система розпізнавання графічних образів на основі використання графічних процесорів.</text:span></text:p>
            <text:p><text:span text:style-name="T3">Виявлення облич на СPU. Схема алгоритму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3000 3000" svg:d="m1500 0 1500 2789v211h-114l-1286-2392v2392h-200v-2392l-1286 2392h-114v-21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eh Palianytsia</meta:initial-creator>
    <meta:creation-date>2013-06-12T20:51:52</meta:creation-date>
    <dc:date>2013-06-12T21:59:04</dc:date>
    <dc:creator>Oleh Palianytsia</dc:creator>
    <meta:editing-duration>PT32M45S</meta:editing-duration>
    <meta:editing-cycles>5</meta:editing-cycles>
    <meta:generator>LibreOffice/3.6$Linux_x86 LibreOffice_project/360m1$Build-2</meta:generator>
    <meta:document-statistic meta:object-count="45"/>
  </office:meta>
</office:document-meta>
</file>